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7.895cm" fo:margin-left="0.088cm" table:align="left"/>
    </style:style>
    <style:style style:name="Tabela1.A" style:family="table-column">
      <style:table-column-properties style:column-width="8.899cm"/>
    </style:style>
    <style:style style:name="Tabela1.B" style:family="table-column">
      <style:table-column-properties style:column-width="8.996cm"/>
    </style:style>
    <style:style style:name="Tabela3" style:family="table">
      <style:table-properties style:width="18.103cm" fo:margin-left="0cm" fo:margin-right="-0.101cm" table:align="margins"/>
    </style:style>
    <style:style style:name="Tabela3.A" style:family="table-column">
      <style:table-column-properties style:column-width="0.596cm" style:rel-column-width="338*"/>
    </style:style>
    <style:style style:name="Tabela3.B" style:family="table-column">
      <style:table-column-properties style:column-width="1.101cm" style:rel-column-width="624*"/>
    </style:style>
    <style:style style:name="Tabela3.C" style:family="table-column">
      <style:table-column-properties style:column-width="1.797cm" style:rel-column-width="1019*"/>
    </style:style>
    <style:style style:name="Tabela3.D" style:family="table-column">
      <style:table-column-properties style:column-width="1.21cm" style:rel-column-width="686*"/>
    </style:style>
    <style:style style:name="Tabela3.E" style:family="table-column">
      <style:table-column-properties style:column-width="0.794cm" style:rel-column-width="450*"/>
    </style:style>
    <style:style style:name="Tabela3.F" style:family="table-column">
      <style:table-column-properties style:column-width="0.803cm" style:rel-column-width="455*"/>
    </style:style>
    <style:style style:name="Tabela3.G" style:family="table-column">
      <style:table-column-properties style:column-width="2.088cm" style:rel-column-width="1184*"/>
    </style:style>
    <style:style style:name="Tabela3.H" style:family="table-column">
      <style:table-column-properties style:column-width="1.838cm" style:rel-column-width="1042*"/>
    </style:style>
    <style:style style:name="Tabela3.I" style:family="table-column">
      <style:table-column-properties style:column-width="1.566cm" style:rel-column-width="888*"/>
    </style:style>
    <style:style style:name="Tabela3.J" style:family="table-column">
      <style:table-column-properties style:column-width="1.397cm" style:rel-column-width="792*"/>
    </style:style>
    <style:style style:name="Tabela3.K" style:family="table-column">
      <style:table-column-properties style:column-width="1.718cm" style:rel-column-width="974*"/>
    </style:style>
    <style:style style:name="Tabela3.L" style:family="table-column">
      <style:table-column-properties style:column-width="1.487cm" style:rel-column-width="843*"/>
    </style:style>
    <style:style style:name="Tabela3.M" style:family="table-column">
      <style:table-column-properties style:column-width="1.707cm" style:rel-column-width="9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K1" style:family="table-cell">
      <style:table-cell-properties fo:padding="0.097cm" fo:border="0.05pt solid #000000"/>
    </style:style>
    <style:style style:name="Tabela3.2" style:family="table-row">
      <style:table-row-properties style:min-row-height="1.28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3.G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H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a3.M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I3" style:family="table-cell" style:data-style-name="N0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a3.4" style:family="table-row">
      <style:table-row-properties style:min-row-height="0.467cm"/>
    </style:style>
    <style:style style:name="Tabela3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3.F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bold" style:font-name-asian="Courier10 BT" style:font-size-asian="8pt" style:font-weight-asian="bold" style:font-name-complex="Courier10 BT" style:font-size-complex="8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font-weight="normal" style:font-name-asian="Courier10 BT" style:font-size-asian="8pt" style:font-weight-asian="normal" style:font-name-complex="Courier10 BT" style:font-size-complex="8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end" style:justify-single-word="fals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style="italic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000000" style:font-name="Liberation Serif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8pt" style:font-name-asian="Courier10 BT" style:font-size-asian="8pt" style:font-name-complex="Courier10 BT" style:font-size-complex="8p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style="italic" style:text-underline-style="solid" style:text-underline-width="auto" style:text-underline-color="font-color" fo:font-weight="bold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style="normal" fo:font-weight="normal" officeooo:rsid="001dcb3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weight="bold" style:font-name-asian="Courier10 BT" style:font-size-asian="11pt" style:font-weight-asian="bold" style:font-name-complex="Courier10 BT" style:font-size-complex="11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0pt" fo:letter-spacing="normal" fo:font-style="normal" style:text-underline-style="none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3" style:family="paragraph" style:parent-style-name="Standard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10pt" style:font-size-asian="10pt" style:font-size-complex="10pt"/>
    </style:style>
    <style:style style:name="P2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Liberation Serif" fo:font-size="10pt" fo:letter-spacing="normal" fo:font-style="normal" style:text-underline-style="none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P26" style:family="paragraph" style:parent-style-name="Text_20_body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10pt" style:font-size-asian="10pt" style:font-size-complex="10pt"/>
    </style:style>
    <style:style style:name="P27" style:family="paragraph" style:parent-style-name="Text_20_body">
      <style:paragraph-properties fo:margin-top="0.159cm" fo:margin-bottom="0.159cm" loext:contextual-spacing="false" fo:line-height="100%" fo:text-align="start" style:justify-single-word="false" fo:widows="1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28" style:family="paragraph" style:parent-style-name="Text_20_body">
      <style:paragraph-properties fo:margin-left="1.058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name-asian="Courier10 BT" style:font-size-asian="10pt" style:font-style-asian="italic" style:font-weight-asian="normal" style:font-name-complex="Courier10 BT" style:font-size-complex="10pt" style:font-style-complex="italic" style:font-weight-complex="normal"/>
    </style:style>
    <style:style style:name="P29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10pt" fo:letter-spacing="normal" style:font-size-asian="10pt" style:font-size-complex="10pt"/>
    </style:style>
    <style:style style:name="P30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31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tyle-asian="normal" style:font-size-complex="10pt" style:font-style-complex="normal"/>
    </style:style>
    <style:style style:name="P32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0pt" style:font-size-asian="10pt" style:font-size-complex="10pt"/>
    </style:style>
    <style:style style:name="P33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34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0pt" fo:font-weight="normal" officeooo:paragraph-rsid="001dcb34" style:font-size-asian="10pt" style:font-size-complex="10pt"/>
    </style:style>
    <style:style style:name="P37" style:family="paragraph" style:parent-style-name="Text_20_body">
      <style:paragraph-properties fo:margin-left="0cm" fo:margin-right="1.058cm" fo:margin-top="0.159cm" fo:margin-bottom="0.159cm" loext:contextual-spacing="false" fo:line-height="100%" fo:text-align="start" style:justify-single-word="false" fo:widows="1" fo:text-indent="0cm" style:auto-text-indent="false"/>
      <style:text-properties fo:color="#000000" style:font-name="Liberation Serif" fo:font-size="11pt" fo:font-weight="normal" officeooo:paragraph-rsid="001dcb34" style:font-size-asian="11pt" style:font-size-complex="11pt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7pt" fo:letter-spacing="normal" fo:font-style="normal" fo:font-weight="normal" style:font-name-asian="Courier10 BT" style:font-size-asian="7pt" style:font-name-complex="Courier10 BT" style:font-size-complex="7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Liberation Serif" fo:font-size="7pt" style:font-name-asian="Courier10 BT" style:font-size-asian="7pt" style:font-name-complex="Courier10 BT" style:font-size-complex="7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Liberation Serif" fo:font-size="7pt" officeooo:paragraph-rsid="0018851e" style:font-name-asian="Courier10 BT" style:font-size-asian="7pt" style:font-name-complex="Courier10 BT" style:font-size-complex="7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Liberation Serif" fo:font-size="7pt" style:text-underline-style="solid" style:text-underline-width="auto" style:text-underline-color="font-color" style:font-name-asian="Courier10 BT" style:font-size-asian="7pt" style:font-name-complex="Courier10 BT" style:font-size-complex="7pt"/>
    </style:style>
    <style:style style:name="P43" style:family="paragraph" style:parent-style-name="Table_20_Contents" style:list-style-name="L1">
      <style:paragraph-properties fo:margin-top="0.159cm" fo:margin-bottom="0.159cm" loext:contextual-spacing="false" fo:line-height="100%" fo:text-align="start" style:justify-single-word="false" fo:widows="1"/>
      <style:text-properties fo:color="#000000" style:font-name="Liberation Serif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letter-spacing="normal" fo:font-style="italic"/>
    </style:style>
    <style:style style:name="T17" style:family="text">
      <style:text-properties fo:font-variant="normal" fo:text-transform="none" fo:letter-spacing="normal" fo:font-style="italic" style:font-style-asian="italic" style:font-style-complex="italic"/>
    </style:style>
    <style:style style:name="T18" style:family="text">
      <style:text-properties fo:font-variant="normal" fo:text-transform="none" fo:letter-spacing="normal" fo:font-style="italic" fo:font-weight="normal" style:font-weight-asian="normal" style:font-weight-complex="normal"/>
    </style:style>
    <style:style style:name="T19" style:family="text">
      <style:text-properties fo:font-variant="normal" fo:text-transform="none" fo:letter-spacing="normal" fo:font-style="italic" fo:font-weight="normal" officeooo:rsid="0018851e" style:font-style-asian="italic" style:font-style-complex="italic"/>
    </style:style>
    <style:style style:name="T20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21" style:family="text">
      <style:text-properties fo:font-variant="normal" fo:text-transform="none" fo:letter-spacing="normal" fo:font-weight="bold"/>
    </style:style>
    <style:style style:name="T22" style:family="text">
      <style:text-properties fo:font-variant="normal" fo:text-transform="none" fo:letter-spacing="normal" fo:font-weight="bold" style:font-weight-asian="bold" style:font-weight-complex="bold"/>
    </style:style>
    <style:style style:name="T23" style:family="text">
      <style:text-properties fo:font-variant="normal" fo:text-transform="none" fo:letter-spacing="normal" fo:font-weight="normal"/>
    </style:style>
    <style:style style:name="T24" style:family="text">
      <style:text-properties fo:font-variant="normal" fo:text-transform="none" fo:font-style="normal"/>
    </style:style>
    <style:style style:name="T25" style:family="text">
      <style:text-properties fo:font-variant="normal" fo:text-transform="none" style:text-position="sub 58%" fo:letter-spacing="normal" fo:font-style="normal" fo:font-weight="normal"/>
    </style:style>
    <style:style style:name="T26" style:family="text">
      <style:text-properties fo:font-variant="normal" fo:text-transform="none" style:text-position="sub 58%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style:text-position="sub 58%" fo:letter-spacing="normal" fo:font-weight="normal"/>
    </style:style>
    <style:style style:name="T28" style:family="text">
      <style:text-properties fo:font-variant="normal" fo:text-transform="none" style:text-position="sub 58%" fo:letter-spacing="normal" fo:font-style="italic" fo:font-weight="normal" officeooo:rsid="0018851e" style:font-style-asian="italic" style:font-style-complex="italic"/>
    </style:style>
    <style:style style:name="T29" style:family="text">
      <style:text-properties fo:font-variant="normal" fo:text-transform="none" style:text-position="sub 58%" fo:letter-spacing="normal" fo:font-style="italic" fo:font-weight="bold" style:font-weight-asian="bold" style:font-weight-complex="bold"/>
    </style:style>
    <style:style style:name="T30" style:family="text">
      <style:text-properties fo:font-variant="normal" fo:text-transform="none" style:text-position="0% 100%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style:text-position="-33% 80%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style:text-position="-33% 80%" fo:font-style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name-asian="Courier10 BT" style:font-weight-asian="bold" style:font-name-complex="Courier10 BT" style:font-weight-complex="bold"/>
    </style:style>
    <style:style style:name="T35" style:family="text">
      <style:text-properties style:text-position="-33% 80%" fo:font-style="normal" fo:font-weight="normal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18851e"/>
    </style:style>
    <style:style style:name="T38" style:family="text">
      <style:text-properties style:font-name-asian="Segoe UI" style:font-name-complex="Segoe UI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font-name="Liberation Serif1" officeooo:rsid="001c6710" style:font-name-asian="Liberation Serif1" style:font-name-complex="Liberation Serif1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T43" style:family="text">
      <style:text-properties officeooo:rsid="0018851e"/>
    </style:style>
    <style:style style:name="T44" style:family="text">
      <style:text-properties officeooo:rsid="0019fb61"/>
    </style:style>
    <style:style style:name="T45" style:family="text">
      <style:text-properties officeooo:rsid="001c6710"/>
    </style:style>
    <style:style style:name="T46" style:family="text">
      <style:text-properties fo:font-weight="normal" style:font-name-asian="Segoe UI" style:font-weight-asian="normal" style:font-name-complex="Segoe UI" style:font-weight-complex="normal"/>
    </style:style>
    <style:style style:name="T47" style:family="text">
      <style:text-properties fo:font-weight="normal" officeooo:rsid="0019fb61" style:font-name-asian="Segoe UI" style:font-weight-asian="normal" style:font-name-complex="Segoe UI" style:font-weight-complex="normal"/>
    </style:style>
    <style:style style:name="T48" style:family="text">
      <style:text-properties officeooo:rsid="001f6dd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5">Monika Stobieniecka<text:tab/>195718</text:p>
            <text:p text:style-name="P6">Marcin Szałek<text:tab/> <text:s text:c="13"/>195729</text:p>
          </table:table-cell>
          <table:table-cell office:value-type="string">
            <text:p text:style-name="P10">Rok akademicki <text:span text:style-name="T3">2015/16</text:span></text:p>
            <text:p text:style-name="P7">Dzień zajęć, godzina: poniedziałek, 16.15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10"/>
          </table:table-cell>
        </table:table-row>
      </table:table>
      <text:p text:style-name="P10"/>
      <text:p text:style-name="P11">METODY NUMERYCZNE – LABORATORIUM</text:p>
      <text:p text:style-name="P12">Zadanie 1– <text:span text:style-name="T3">Znalezienie miejsc zerowych funkcji nieliniowych (metoda bisekcji, metoda siecznych)</text:span></text:p>
      <text:p text:style-name="P4"/>
      <text:p text:style-name="P20">Opis rozwiązania</text:p>
      <text:p text:style-name="P8"/>
      <text:p text:style-name="P24">Mamy daną funkcję <text:span text:style-name="T1">f</text:span>(<text:span text:style-name="T1">x</text:span>) oraz przedział &lt;<text:span text:style-name="T1">a,b</text:span>&gt;, w którym będziemy poszukiwali miejsca zerowego.</text:p>
      <text:p text:style-name="P22">Aby można było zastosować metodę bisekcji oraz metodę siecznych, w przedziale &lt;<text:span text:style-name="T1">a,b</text:span>&gt; muszą być spełnione poniższe warunki:</text:p>
      <text:list xml:id="list6563991417638428973" text:style-name="L1">
        <text:list-item>
          <text:p text:style-name="P26"><text:span text:style-name="T6">funkcja </text:span><text:span text:style-name="T17">f(x)</text:span><text:span text:style-name="T6"> jest</text:span><text:span text:style-name="T22"> określona</text:span><text:span text:style-name="T6">. Określoność funkcji oznacza, iż dla każdej wartości argumentu x z przedziału </text:span><text:span text:style-name="T17">&lt;a,b&gt;</text:span><text:span text:style-name="T6"> potrafimy policzyć wartość funkcji,</text:span></text:p>
        </text:list-item>
        <text:list-item>
          <text:p text:style-name="P43"><text:span text:style-name="T6">funkcja </text:span><text:span text:style-name="T16">f</text:span><text:span text:style-name="T7">(</text:span><text:span text:style-name="T16">x</text:span><text:span text:style-name="T7">)</text:span><text:span text:style-name="T6"> jest </text:span><text:span text:style-name="T21">ciągła</text:span><text:span text:style-name="T6">. Ciągłość funkcji oznacza z kolei, że w jej wykresie nie ma nagłych skoków. Funkcja przebiega przez wszystkie wartości pośrednie - nie istnieją zatem przerwy w kolejnych wartościach funkcji,</text:span></text:p>
        </text:list-item>
        <text:list-item>
          <text:p text:style-name="P23"><text:span text:style-name="T12">funkcja </text:span><text:span text:style-name="T1">f</text:span><text:span text:style-name="T24">(</text:span><text:span text:style-name="T1">x</text:span><text:span text:style-name="T24">)</text:span><text:span text:style-name="T6"> </text:span><text:span text:style-name="T12">na krańcach przedziału </text:span><text:span text:style-name="T24">&lt;</text:span><text:span text:style-name="T1">a,b</text:span><text:span text:style-name="T24">&gt;</text:span><text:span text:style-name="T6"> </text:span><text:span text:style-name="T12">przyjmuje </text:span><text:span text:style-name="T8">różne znaki</text:span><text:span text:style-name="T12">. Ponieważ funkcja, zgodnie z poprzednim podpunktem, jest ciągła, to przyjmuje w przedziale </text:span><text:span text:style-name="T24">&lt;</text:span><text:span text:style-name="T1">a,b</text:span><text:span text:style-name="T24">&gt;</text:span><text:span text:style-name="T12">wszystkie wartości pośrednie pomiędzy </text:span><text:span text:style-name="T1">f</text:span><text:span text:style-name="T24">(</text:span><text:span text:style-name="T1">a</text:span><text:span text:style-name="T24">)</text:span><text:span text:style-name="T6"> </text:span><text:span text:style-name="T12">i </text:span><text:span text:style-name="T1">f</text:span><text:span text:style-name="T24">(</text:span><text:span text:style-name="T1">b</text:span><text:span text:style-name="T24">)</text:span>.<text:span text:style-name="T6">  </text:span><text:span text:style-name="T12">Wartości te mają różne znaki, zatem musi istnieć taki punkt x</text:span><text:span text:style-name="T25">i</text:span><text:span text:style-name="T12"> w przedziale &lt;a,b&gt;, dla którego funkcja f(x</text:span><text:span text:style-name="T25">i</text:span><text:span text:style-name="T12">) przyjmuje wartość 0.</text:span></text:p>
        </text:list-item>
      </text:list>
      <text:p text:style-name="P28">Gdy funkcja <text:span text:style-name="T1">f</text:span>(<text:span text:style-name="T1">x</text:span>) spełnia powyższe trzy warunki, to w przedziale &lt;<text:span text:style-name="T1">a,b</text:span>&gt; zagwarantowane jest istnienie pierwiastka i możemy go wyszukać algorytmem bisekcji oraz siecznych.</text:p>
      <text:p text:style-name="P28"/>
      <text:p text:style-name="P15">Metoda bisekcji:</text:p>
      <text:p text:style-name="P27">Zasada działania algorytmu bisekcji jest następująca:</text:p>
      <text:p text:style-name="P29"><text:span text:style-name="T5">1. </text:span><text:span text:style-name="T4">Wyznaczamy punkt </text:span><text:span text:style-name="T2">x</text:span><text:span text:style-name="T35">i</text:span><text:span text:style-name="T4"> jako środek przedziału &lt;</text:span><text:span text:style-name="T2">a,b</text:span><text:span text:style-name="T4">&gt; zgodnie ze wzorem:</text:span></text:p>
      <text:p text:style-name="P32"><text:span text:style-name="T15"><text:tab/><text:tab/><text:tab/></text:span><text:span text:style-name="T20">x</text:span><text:span text:style-name="T29">i</text:span><text:span text:style-name="T26">  </text:span><text:span text:style-name="T30">= (a + b) / 2</text:span></text:p>
      <text:p text:style-name="P32"><text:span text:style-name="T10">2. </text:span><text:span text:style-name="T12">Po wyznaczeniu wartości środka przedziału, sprawdzamy, </text:span><text:span text:style-name="T13">czy wykonana została podana przez użytkownika liczba iteracji lub </text:span><text:span text:style-name="T12">czy spełniony jest warunek dokładności, który w naszym przypadku ma postać:</text:span></text:p>
      <text:p text:style-name="P32"><text:span text:style-name="T15"><text:tab/><text:tab/><text:tab/></text:span><text:span text:style-name="T10">| </text:span><text:span text:style-name="T20">x</text:span><text:span text:style-name="T26">i</text:span><text:span text:style-name="T10"> – </text:span><text:span text:style-name="T20">x</text:span><text:span text:style-name="T26">i-1</text:span><text:span text:style-name="T10"> | &lt; </text:span><text:span text:style-name="T20">ε</text:span><text:span text:style-name="T33"> </text:span><text:span text:style-name="T10">|</text:span></text:p>
      <text:p text:style-name="P33"><text:span text:style-name="T23">gdzie x</text:span><text:span text:style-name="T27">i </text:span><text:span text:style-name="T23">- środek przedziału &lt;a,b&gt;, natomiast x</text:span><text:span text:style-name="T27">i-1</text:span><text:span text:style-name="T23"> – to wartość środka poprzedniego przedziału &lt;a,b&gt;</text:span></text:p>
      <text:p text:style-name="P32"><text:span text:style-name="T10">3.1 </text:span><text:span text:style-name="T14">Jeśli żaden z powyższych warunków nie został spełniony za nowy przedział poszukiwań pierwiastka przyjmujemy ten przedział &lt;</text:span><text:span text:style-name="T18">a,x</text:span><text:span text:style-name="T31">i</text:span><text:span text:style-name="T14">&gt; lub &lt;</text:span><text:span text:style-name="T18">x</text:span><text:span text:style-name="T31">i</text:span><text:span text:style-name="T14">,</text:span><text:span text:style-name="T18">b</text:span><text:span text:style-name="T14">&gt;, w którym funkcja zmienia znak na krańcach. Następnie powracamy do punktu 1.</text:span></text:p>
      <text:p text:style-name="P32"><text:span text:style-name="T10">3.2</text:span><text:span text:style-name="T12"> Jeśli jeden z powyższych warunków został spełniony następuje zakończenie wykonywania algorytmu oraz wypisanie wyznaczonego pierwiastka.</text:span></text:p>
      <text:p text:style-name="P34">Metoda siecznych:</text:p>
      <text:p text:style-name="P30">Dodatkowo warunkiem poprawnego wykonania metody siecznych w przedziale &lt;<text:span text:style-name="T1">a,b</text:span>&gt; pierwsza pochodna <text:span text:style-name="T1">f </text:span>'(<text:span text:style-name="T1">x</text:span>) jest różna od zera. Nie istnieje zatem minimum lub maksimum lokalne. Ten warunek gwarantuje nam, iż sieczna nie będzie równoległa do osi OX, co uniemożliwiłoby wyznaczenie jej punktu przecięcia z tą osią.</text:p>
      <text:p text:style-name="P30"><text:span text:style-name="T33">1. </text:span>Przyjmujemy<text:span text:style-name="T3"> x</text:span><text:span text:style-name="T39">0</text:span><text:span text:style-name="T3"> = a</text:span> oraz <text:span text:style-name="T3">x</text:span><text:span text:style-name="T39">1</text:span><text:span text:style-name="T3"> = b</text:span>.</text:p>
      <text:p text:style-name="P32"><text:span text:style-name="T33">2. </text:span>Wyznaczamy punkt <text:span text:style-name="T1">x</text:span><text:span text:style-name="T32">i</text:span> na podstawie wzoru <text:span text:style-name="T45">(równania cięciwy)</text:span></text:p>
      <text:p text:style-name="P35"><text:tab/><text:tab/><text:tab/><text:span text:style-name="T1">x</text:span><text:span text:style-name="T32">i</text:span> <text:span text:style-name="T40">=</text:span> <text:s/><text:span text:style-name="T1">x</text:span><text:span text:style-name="T32">i-1</text:span> - <draw:frame draw:style-name="fr1" draw:name="Obiekt2" text:anchor-type="as-char" svg:width="3.59cm" svg:height="1.16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2"><text:span text:style-name="T33">3.</text:span> <text:span text:style-name="T12">Po wyznaczeniu wartości </text:span><text:span text:style-name="T19">x</text:span><text:span text:style-name="T28">i</text:span><text:span text:style-name="T12">, sprawdzamy, </text:span><text:span text:style-name="T13">czy wykonana została podana przez użytkownika liczba iteracji lub </text:span><text:span text:style-name="T12">czy spełniony jest warunek dokładności, który w naszym przypadku ma postać:</text:span></text:p>
      <text:p text:style-name="P32"><text:span text:style-name="T15"><text:tab/><text:tab/><text:tab/></text:span><text:span text:style-name="T10">| </text:span><text:span text:style-name="T20">x</text:span><text:span text:style-name="T26">i</text:span><text:span text:style-name="T10"> – </text:span><text:span text:style-name="T20">x</text:span><text:span text:style-name="T26">i-1</text:span><text:span text:style-name="T10"> | &lt; </text:span><text:span text:style-name="T20">ε</text:span><text:span text:style-name="T33"> </text:span><text:span text:style-name="T10">|</text:span></text:p>
      <text:p text:style-name="P31"><text:soft-page-break/><text:span text:style-name="T33">4.1</text:span> Gdy dla danego <text:span text:style-name="T3">x</text:span><text:span text:style-name="T39">i</text:span> żaden z <text:span text:style-name="T48">powyższych </text:span>warunków nie został spełniony obliczamy wartość <text:span text:style-name="T3">x</text:span><text:span text:style-name="T39">i+1</text:span>, powracając do punktu 2. </text:p>
      <text:p text:style-name="P36"><text:span text:style-name="T9">4.2 </text:span><text:span text:style-name="T11">W przypadku spełnienia jednego z powyższych warunków, następuje zakończenie wykonywania algorytmu oraz wypisanie znalezionego miejsca zerowego.</text:span></text:p>
      <text:p text:style-name="P37"><text:span text:style-name="T34">Wyniki</text:span></text:p>
      <text:p text:style-name="P3"/>
      <text:p text:style-name="P3">W naszym programie zostały zaimplementowane 4 funkcje, dla których mogą zostać obliczone pierwiastki:</text:p>
      <text:p text:style-name="P3">[1] f(x) = sin(2x – 4)</text:p>
      <text:p text:style-name="P3">[2] f(x) = x<text:span text:style-name="T36">3</text:span> – x<text:span text:style-name="T36">2</text:span> - 2x + 1</text:p>
      <text:p text:style-name="P3">[3] f(x) = 2<text:span text:style-name="T36">x</text:span> - 3<text:span text:style-name="T38">∙</text:span>x </text:p>
      <text:p text:style-name="P3">[4] f(x) = 2<text:span text:style-name="T36">x</text:span> – 8<text:span text:style-name="T38">∙</text:span>x<text:span text:style-name="T36">2</text:span> + cos<text:span text:style-name="T43">(</text:span>x<text:span text:style-name="T43">)</text:span></text:p>
      <text:p text:style-name="P19"/>
      <text:p text:style-name="P3">Tabela 1 przedstawia wyznaczenie miejsca zerowego dla wybranej funkcji na podstawie zadanych parametrów (dokładności, liczby iteracji, początku oraz końca przedziału). Zarówno dla metody bisekcji jak i dla metody siecznych zostały wyliczone pierwiastki. Ponadto tabela zawiera informacje o dokładności wyniku po zadanej przez użytkownika liczbie iteracji oraz o liczbie przeprowadzonych iteracji przy zadanej przez użytkownika dokładności.</text:p>
      <text:p text:style-name="P3">Wyliczone zostały również teoretyczne wartości pierwiastków każdej z funkcji dla podanych przedziałów (zawarte są w kolumnie <text:span text:style-name="T3">Pierwiastek teoretyczny</text:span>).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row>
          <table:table-cell table:style-name="Tabela3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14">METODA BISEKCJI</text:p>
          </table:table-cell>
          <table:covered-table-cell/>
          <table:covered-table-cell/>
          <table:table-cell table:style-name="Tabela3.K1" table:number-columns-spanned="3" office:value-type="string">
            <text:p text:style-name="P14">METODA SIECZNYCH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40">#</text:p>
          </table:table-cell>
          <table:table-cell table:style-name="Tabela3.A2" office:value-type="string">
            <text:p text:style-name="P40">Funkcja</text:p>
          </table:table-cell>
          <table:table-cell table:style-name="Tabela3.C2" office:value-type="string">
            <text:p text:style-name="P40">Dokładność </text:p>
          </table:table-cell>
          <table:table-cell table:style-name="Tabela3.D2" office:value-type="string">
            <text:p text:style-name="P40">Liczba iteracji</text:p>
          </table:table-cell>
          <table:table-cell table:style-name="Tabela3.A2" table:number-columns-spanned="2" office:value-type="string">
            <text:p text:style-name="P40">Zakres</text:p>
          </table:table-cell>
          <table:covered-table-cell/>
          <table:table-cell table:style-name="Tabela3.G2" office:value-type="string">
            <text:p text:style-name="P40">Pierwiastek teoretyczny</text:p>
          </table:table-cell>
          <table:table-cell table:style-name="Tabela3.H2" office:value-type="string">
            <text:p text:style-name="P40">Pierwiastek</text:p>
          </table:table-cell>
          <table:table-cell table:style-name="Tabela3.C2" office:value-type="string">
            <text:p text:style-name="P40">Liczba iteracji</text:p>
            <text:p text:style-name="P40">(dla dokładności)</text:p>
          </table:table-cell>
          <table:table-cell table:style-name="Tabela3.D2" office:value-type="string">
            <text:p text:style-name="P40">Dokładność (dla iteracji)</text:p>
          </table:table-cell>
          <table:table-cell table:style-name="Tabela3.H2" office:value-type="string">
            <text:p text:style-name="P40">Pierwiastek </text:p>
          </table:table-cell>
          <table:table-cell table:style-name="Tabela3.C2" office:value-type="string">
            <text:p text:style-name="P40">Liczba iteracji (dla dokładności)</text:p>
          </table:table-cell>
          <table:table-cell table:style-name="Tabela3.M2" office:value-type="string">
            <text:p text:style-name="P40">Dokładność </text:p>
            <text:p text:style-name="P40">(dla iteracji)</text:p>
          </table:table-cell>
        </table:table-row>
        <table:table-row>
          <table:table-cell table:style-name="Tabela3.A2" office:value-type="string">
            <text:p text:style-name="P40">1</text:p>
          </table:table-cell>
          <table:table-cell table:style-name="Tabela3.A2" office:value-type="string">
            <text:p text:style-name="P40">1</text:p>
          </table:table-cell>
          <table:table-cell table:style-name="Tabela3.C2" office:value-type="string">
            <text:p text:style-name="P40">0,0001</text:p>
          </table:table-cell>
          <table:table-cell table:style-name="Tabela3.D2" office:value-type="string">
            <text:p text:style-name="P40">-</text:p>
          </table:table-cell>
          <table:table-cell table:style-name="Tabela3.E3" office:value-type="float" office:value="-3">
            <text:p text:style-name="P40">-3</text:p>
          </table:table-cell>
          <table:table-cell table:style-name="Tabela3.F3" office:value-type="float" office:value="-2">
            <text:p text:style-name="P40">-2</text:p>
          </table:table-cell>
          <table:table-cell table:style-name="Tabela3.G2" office:value-type="string">
            <text:p text:style-name="P39">-2,7123889804</text:p>
          </table:table-cell>
          <table:table-cell table:style-name="Tabela3.H2" office:value-type="string">
            <text:p text:style-name="P40"><text:span text:style-name="T41">-2,7123</text:span>413086</text:p>
          </table:table-cell>
          <table:table-cell table:style-name="Tabela3.I3" office:value-type="float" office:value="14">
            <text:p text:style-name="P40">14</text:p>
          </table:table-cell>
          <table:table-cell table:style-name="Tabela3.D2" office:value-type="string">
            <text:p text:style-name="P40">-</text:p>
          </table:table-cell>
          <table:table-cell table:style-name="Tabela3.H2" office:value-type="string">
            <text:p text:style-name="P40"><text:span text:style-name="T41">-2,7123</text:span>890190</text:p>
          </table:table-cell>
          <table:table-cell table:style-name="Tabela3.I3" office:value-type="float" office:value="4">
            <text:p text:style-name="P40">4</text:p>
          </table:table-cell>
          <table:table-cell table:style-name="Tabela3.M2" office:value-type="string">
            <text:p text:style-name="P40">-</text:p>
          </table:table-cell>
        </table:table-row>
        <table:table-row table:style-name="Tabela3.4">
          <table:table-cell table:style-name="Tabela3.A2" office:value-type="string">
            <text:p text:style-name="P40">2</text:p>
          </table:table-cell>
          <table:table-cell table:style-name="Tabela3.A2" office:value-type="string">
            <text:p text:style-name="P40">1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5</text:p>
          </table:table-cell>
          <table:table-cell table:style-name="Tabela3.A2" office:value-type="string">
            <text:p text:style-name="P40">3</text:p>
          </table:table-cell>
          <table:table-cell table:style-name="Tabela3.F4" office:value-type="float" office:value="4">
            <text:p text:style-name="P40">4</text:p>
          </table:table-cell>
          <table:table-cell table:style-name="Tabela3.G2" office:value-type="string">
            <text:p text:style-name="P25">3,5707963268</text:p>
          </table:table-cell>
          <table:table-cell table:style-name="Tabela3.H2" office:value-type="string">
            <text:p text:style-name="P40">3,593750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0,03125</text:p>
          </table:table-cell>
          <table:table-cell table:style-name="Tabela3.H2" office:value-type="string">
            <text:p text:style-name="P40">3,5707963268</text:p>
          </table:table-cell>
          <table:table-cell table:style-name="Tabela3.C2" office:value-type="string">
            <text:p text:style-name="P40">-</text:p>
          </table:table-cell>
          <table:table-cell table:style-name="Tabela3.M2" office:value-type="string">
            <text:p text:style-name="P41">7,5<text:span text:style-name="T47">5</text:span>e<text:span text:style-name="T36">-12</text:span></text:p>
          </table:table-cell>
        </table:table-row>
        <table:table-row>
          <table:table-cell table:style-name="Tabela3.A2" office:value-type="string">
            <text:p text:style-name="P40">3</text:p>
          </table:table-cell>
          <table:table-cell table:style-name="Tabela3.A2" office:value-type="string">
            <text:p text:style-name="P40">2</text:p>
          </table:table-cell>
          <table:table-cell table:style-name="Tabela3.C2" office:value-type="string">
            <text:p text:style-name="P40">0,000001</text:p>
          </table:table-cell>
          <table:table-cell table:style-name="Tabela3.D2" office:value-type="string">
            <text:p text:style-name="P40">-</text:p>
          </table:table-cell>
          <table:table-cell table:style-name="Tabela3.E5" office:value-type="float" office:value="-10">
            <text:p text:style-name="P40">-10</text:p>
          </table:table-cell>
          <table:table-cell table:style-name="Tabela3.F5" office:value-type="float" office:value="-1">
            <text:p text:style-name="P40">-1</text:p>
          </table:table-cell>
          <table:table-cell table:style-name="Tabela3.G2" office:value-type="string">
            <text:p text:style-name="P39">-1,2469796037</text:p>
          </table:table-cell>
          <table:table-cell table:style-name="Tabela3.H2" office:value-type="string">
            <text:p text:style-name="P40"><text:span text:style-name="T41">-1,246979</text:span>4154</text:p>
          </table:table-cell>
          <table:table-cell table:style-name="Tabela3.I3" office:value-type="float" office:value="24">
            <text:p text:style-name="P40">24</text:p>
          </table:table-cell>
          <table:table-cell table:style-name="Tabela3.D2" office:value-type="string">
            <text:p text:style-name="P40">-</text:p>
          </table:table-cell>
          <table:table-cell table:style-name="Tabela3.H2" office:value-type="string">
            <text:p text:style-name="P40"><text:span text:style-name="T41">-1,246979</text:span>6037</text:p>
          </table:table-cell>
          <table:table-cell table:style-name="Tabela3.I3" office:value-type="float" office:value="7">
            <text:p text:style-name="P40">7</text:p>
          </table:table-cell>
          <table:table-cell table:style-name="Tabela3.M2" office:value-type="string">
            <text:p text:style-name="P40">-</text:p>
          </table:table-cell>
        </table:table-row>
        <table:table-row>
          <table:table-cell table:style-name="Tabela3.A2" office:value-type="string">
            <text:p text:style-name="P40">4</text:p>
          </table:table-cell>
          <table:table-cell table:style-name="Tabela3.A2" office:value-type="string">
            <text:p text:style-name="P40">2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3</text:p>
          </table:table-cell>
          <table:table-cell table:style-name="Tabela3.E6" office:value-type="float" office:value="1.5">
            <text:p text:style-name="P40">1,5</text:p>
          </table:table-cell>
          <table:table-cell table:style-name="Tabela3.F6" office:value-type="float" office:value="3">
            <text:p text:style-name="P40">3</text:p>
          </table:table-cell>
          <table:table-cell table:style-name="Tabela3.G2" office:value-type="string">
            <text:p text:style-name="P39">1,8019377358</text:p>
          </table:table-cell>
          <table:table-cell table:style-name="Tabela3.H2" office:value-type="string">
            <text:p text:style-name="P38">1,6875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0,1875</text:p>
          </table:table-cell>
          <table:table-cell table:style-name="Tabela3.H2" office:value-type="string">
            <text:p text:style-name="P40">1,8447788327</text:p>
          </table:table-cell>
          <table:table-cell table:style-name="Tabela3.C2" office:value-type="string">
            <text:p text:style-name="P40">-</text:p>
          </table:table-cell>
          <table:table-cell table:style-name="Tabela3.M2" office:value-type="string">
            <text:p text:style-name="P40">0,180589<text:span text:style-name="T44">0856</text:span></text:p>
          </table:table-cell>
        </table:table-row>
        <table:table-row>
          <table:table-cell table:style-name="Tabela3.A2" office:value-type="string">
            <text:p text:style-name="P40">5</text:p>
          </table:table-cell>
          <table:table-cell table:style-name="Tabela3.A2" office:value-type="string">
            <text:p text:style-name="P40">3</text:p>
          </table:table-cell>
          <table:table-cell table:style-name="Tabela3.C2" office:value-type="string">
            <text:p text:style-name="P40">0,0000000001</text:p>
          </table:table-cell>
          <table:table-cell table:style-name="Tabela3.D2" office:value-type="string">
            <text:p text:style-name="P40">-</text:p>
          </table:table-cell>
          <table:table-cell table:style-name="Tabela3.A2" office:value-type="string">
            <text:p text:style-name="P40">2,5</text:p>
          </table:table-cell>
          <table:table-cell table:style-name="Tabela3.A2" office:value-type="string">
            <text:p text:style-name="P40">4</text:p>
          </table:table-cell>
          <table:table-cell table:style-name="Tabela3.G2" office:value-type="string">
            <text:p text:style-name="P38"><text:bookmark text:name="plaintext"/>3,3131783805</text:p>
          </table:table-cell>
          <table:table-cell table:style-name="Tabela3.H2" office:value-type="string">
            <text:p text:style-name="P42">3,3131783805</text:p>
          </table:table-cell>
          <table:table-cell table:style-name="Tabela3.C2" office:value-type="string">
            <text:p text:style-name="P40">34</text:p>
          </table:table-cell>
          <table:table-cell table:style-name="Tabela3.D2" office:value-type="string">
            <text:p text:style-name="P40">-</text:p>
          </table:table-cell>
          <table:table-cell table:style-name="Tabela3.H2" office:value-type="string">
            <text:p text:style-name="P42">3,3131783805</text:p>
          </table:table-cell>
          <table:table-cell table:style-name="Tabela3.C2" office:value-type="string">
            <text:p text:style-name="P40">8</text:p>
          </table:table-cell>
          <table:table-cell table:style-name="Tabela3.M2" office:value-type="string">
            <text:p text:style-name="P40">-</text:p>
          </table:table-cell>
        </table:table-row>
        <table:table-row>
          <table:table-cell table:style-name="Tabela3.A2" office:value-type="string">
            <text:p text:style-name="P40">6</text:p>
          </table:table-cell>
          <table:table-cell table:style-name="Tabela3.A2" office:value-type="string">
            <text:p text:style-name="P40">3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6</text:p>
          </table:table-cell>
          <table:table-cell table:style-name="Tabela3.A2" office:value-type="string">
            <text:p text:style-name="P40">-2</text:p>
          </table:table-cell>
          <table:table-cell table:style-name="Tabela3.A2" office:value-type="string">
            <text:p text:style-name="P40">1</text:p>
          </table:table-cell>
          <table:table-cell table:style-name="Tabela3.G2" office:value-type="string">
            <text:p text:style-name="P38"><text:bookmark text:name="plaintext1"/>0,4578223732</text:p>
          </table:table-cell>
          <table:table-cell table:style-name="Tabela3.H2" office:value-type="string">
            <text:p text:style-name="P40">0,484375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0,046875</text:p>
          </table:table-cell>
          <table:table-cell table:style-name="Tabela3.H2" office:value-type="string">
            <text:p text:style-name="P40">0,4578223732</text:p>
          </table:table-cell>
          <table:table-cell table:style-name="Tabela3.C2" office:value-type="string">
            <text:p text:style-name="P40">-</text:p>
          </table:table-cell>
          <table:table-cell table:style-name="Tabela3.M2" office:value-type="string">
            <text:p text:style-name="P41">4,07<text:span text:style-name="T46">∙</text:span>e<text:span text:style-name="T36">-1</text:span><text:span text:style-name="T37">1</text:span></text:p>
          </table:table-cell>
        </table:table-row>
        <table:table-row>
          <table:table-cell table:style-name="Tabela3.A2" office:value-type="string">
            <text:p text:style-name="P40">7</text:p>
          </table:table-cell>
          <table:table-cell table:style-name="Tabela3.A2" office:value-type="string">
            <text:p text:style-name="P40">4</text:p>
          </table:table-cell>
          <table:table-cell table:style-name="Tabela3.C2" office:value-type="string">
            <text:p text:style-name="P40">0,0000001</text:p>
          </table:table-cell>
          <table:table-cell table:style-name="Tabela3.D2" office:value-type="string">
            <text:p text:style-name="P40">-</text:p>
          </table:table-cell>
          <table:table-cell table:style-name="Tabela3.A2" office:value-type="string">
            <text:p text:style-name="P40">-2 </text:p>
          </table:table-cell>
          <table:table-cell table:style-name="Tabela3.A2" office:value-type="string">
            <text:p text:style-name="P40">0</text:p>
          </table:table-cell>
          <table:table-cell table:style-name="Tabela3.G2" office:value-type="string">
            <text:p text:style-name="P38">-0,4515315599</text:p>
          </table:table-cell>
          <table:table-cell table:style-name="Tabela3.H2" office:value-type="string">
            <text:p text:style-name="P40"><text:span text:style-name="T41">-0,4515315</text:span>890</text:p>
          </table:table-cell>
          <table:table-cell table:style-name="Tabela3.C2" office:value-type="string">
            <text:p text:style-name="P40">25</text:p>
          </table:table-cell>
          <table:table-cell table:style-name="Tabela3.D2" office:value-type="string">
            <text:p text:style-name="P40">-</text:p>
          </table:table-cell>
          <table:table-cell table:style-name="Tabela3.H2" office:value-type="string">
            <text:p text:style-name="P42">-0,4515315<text:span text:style-name="T42">599</text:span></text:p>
          </table:table-cell>
          <table:table-cell table:style-name="Tabela3.C2" office:value-type="string">
            <text:p text:style-name="P40">9</text:p>
          </table:table-cell>
          <table:table-cell table:style-name="Tabela3.M2" office:value-type="string">
            <text:p text:style-name="P40">-</text:p>
          </table:table-cell>
        </table:table-row>
        <table:table-row>
          <table:table-cell table:style-name="Tabela3.A2" office:value-type="string">
            <text:p text:style-name="P40">8</text:p>
          </table:table-cell>
          <table:table-cell table:style-name="Tabela3.A2" office:value-type="string">
            <text:p text:style-name="P40">4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7</text:p>
          </table:table-cell>
          <table:table-cell table:style-name="Tabela3.A2" office:value-type="string">
            <text:p text:style-name="P40">0</text:p>
          </table:table-cell>
          <table:table-cell table:style-name="Tabela3.A2" office:value-type="string">
            <text:p text:style-name="P40">2</text:p>
          </table:table-cell>
          <table:table-cell table:style-name="Tabela3.G2" office:value-type="string">
            <text:p text:style-name="P38">0,5374008646</text:p>
          </table:table-cell>
          <table:table-cell table:style-name="Tabela3.H2" office:value-type="string">
            <text:p text:style-name="P40">0,546875</text:p>
          </table:table-cell>
          <table:table-cell table:style-name="Tabela3.C2" office:value-type="string">
            <text:p text:style-name="P40">-</text:p>
          </table:table-cell>
          <table:table-cell table:style-name="Tabela3.D2" office:value-type="string">
            <text:p text:style-name="P40">0,015625</text:p>
          </table:table-cell>
          <table:table-cell table:style-name="Tabela3.H2" office:value-type="string">
            <text:p text:style-name="P40">0,5372964660</text:p>
          </table:table-cell>
          <table:table-cell table:style-name="Tabela3.C2" office:value-type="string">
            <text:p text:style-name="P40">-</text:p>
          </table:table-cell>
          <table:table-cell table:style-name="Tabela3.M2" office:value-type="string">
            <text:p text:style-name="P40">0,0035251556</text:p>
          </table:table-cell>
        </table:table-row>
      </table:table>
      <text:p text:style-name="P2">Tab.1. Wyniki przeprowadzonych doświadczeń.</text:p>
      <text:p text:style-name="P2"/>
      <text:p text:style-name="P21">Wnioski</text:p>
      <text:p text:style-name="P9"/>
      <text:p text:style-name="P16">Dla każdego z przeprowadzonych doświadczeń, wybierając kryterium dokładności w celu zakończenia wykonywania się programu zauważyć można, że w metodzie bisekcji należało przeprowadzić o wiele więcej iteracji niż w przypadku metody siecznych. Świadczy to o dużej skuteczności metody siecznych w porównaniu do metody bisekcji. </text:p>
      <text:p text:style-name="P16"><text:s/></text:p>
      <text:p text:style-name="P16">Porównując dokładność obliczeń wybierając kryterium zakończenia algorytmu po zadanej liczbie iteracji, możemy zauważyć, iż metoda siecznych jest dokładniejsza niż metoda bisekcji. W każdym z przeprowadzonych doświadczeń otrzymaliśmy dokładność obliczeń, która za każdym razem dla metody siecznych była wyższa niż dla metody bisekcji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Segoe UI" svg:font-family="'Segoe U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6-03-20T22:26:40.849000000</dc:date>
    <dc:language>pl-PL</dc:language>
    <meta:editing-cycles>32</meta:editing-cycles>
    <meta:editing-duration>PT4H17M53S</meta:editing-duration>
    <meta:document-statistic meta:table-count="2" meta:image-count="0" meta:object-count="1" meta:page-count="2" meta:paragraph-count="164" meta:word-count="783" meta:character-count="5299" meta:non-whitespace-character-count="463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sub>
                <mi>x</mi>
                <mrow>
                  <mi>i</mi>
                  <mo stretchy="false">−</mo>
                  <mn>1</mn>
                </mrow>
              </msub>
            </mrow>
            <mo fence="true" stretchy="false">)</mo>
          </mrow>
          <mo stretchy="false">∗</mo>
          <mrow>
            <mo fence="true" stretchy="false">(</mo>
            <mrow>
              <mrow>
                <msub>
                  <mi>x</mi>
                  <mrow>
                    <mi>i</mi>
                    <mo stretchy="false">−</mo>
                    <mn>1</mn>
                  </mrow>
                </msub>
                <mo stretchy="false">−</mo>
                <msub>
                  <mi>x</mi>
                  <mrow>
                    <mi>i</mi>
                    <mo stretchy="false">−</mo>
                    <mn>2</mn>
                  </mrow>
                </msub>
              </mrow>
            </mrow>
            <mo fence="true" stretchy="false">)</mo>
          </mrow>
        </mrow>
      </mrow>
      <mrow>
        <mo fence="true" stretchy="false">(</mo>
        <mrow>
          <mrow>
            <msub>
              <mi>f</mi>
              <msub>
                <mi>x</mi>
                <mrow>
                  <mi>i</mi>
                  <mo stretchy="false">−</mo>
                  <mn>1</mn>
                </mrow>
              </msub>
            </msub>
            <mo stretchy="false">−</mo>
            <msub>
              <mi>f</mi>
              <msub>
                <mi>x</mi>
                <mrow>
                  <mi>i</mi>
                  <mo stretchy="false">−</mo>
                  <mn>2</mn>
                </mrow>
              </msub>
            </msub>
          </mrow>
        </mrow>
        <mo fence="true" stretchy="false">)</mo>
      </mrow>
    </mfrac>
    <annotation encoding="StarMath 5.0">{ { f( x_{i-1}) *  (x_{i-1} - x_{i-2}  )}  over {(f_{x_{i-1}} - f_{x_{i-2}}  )} } </annotation>
  </semantics>
</math>
</file>